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58.86pt" svg:y="2.83pt">
            <loext:p draw:notify-on-update-of-ranges="Sheet1.C1:Sheet1.C6 Sheet1.D1:Sheet1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3787.32" calcext:value-type="float">
            <text:p>3787.32</text:p>
          </table:table-cell>
          <table:table-cell office:value-type="float" office:value="0.595835" calcext:value-type="float">
            <text:p>0.595835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/>
          <table:table-cell office:value-type="float" office:value="1190.59" calcext:value-type="float">
            <text:p>1190.59</text:p>
          </table:table-cell>
          <table:table-cell office:value-type="float" office:value="0.164215" calcext:value-type="float">
            <text:p>0.16421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/>
          <table:table-cell office:value-type="float" office:value="126.593" calcext:value-type="float">
            <text:p>126.593</text:p>
          </table:table-cell>
          <table:table-cell office:value-type="float" office:value="0.0353654" calcext:value-type="float">
            <text:p>0.035365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/>
          <table:table-cell office:value-type="float" office:value="89.1371" calcext:value-type="float">
            <text:p>89.1371</text:p>
          </table:table-cell>
          <table:table-cell office:value-type="float" office:value="0.000753201" calcext:value-type="float">
            <text:p>0.0007532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56.7096" calcext:value-type="float">
            <text:p>56.7096</text:p>
          </table:table-cell>
          <table:table-cell office:value-type="float" office:value="0.000867706" calcext:value-type="float">
            <text:p>0.00086770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6:34:00.066657811</meta:creation-date>
    <dc:date>2017-03-15T16:37:49.854316255</dc:date>
    <meta:editing-duration>PT3M50S</meta:editing-duration>
    <meta:editing-cycles>1</meta:editing-cycles>
    <meta:document-statistic meta:table-count="1" meta:cell-count="1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952cm" style:legend-expansion="high" chart:style-name="ch2"/>
        <chart:plot-area chart:style-name="ch3" table:cell-range-address="Sheet1.C1:Sheet1.D6" svg:x="0.32cm" svg:y="0.18cm" svg:width="10.497cm" svg:height="8.64cm">
          <chartooo:coordinate-region svg:x="1.047cm" svg:y="0.38cm" svg:width="9.5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6" chart:class="chart:scatter">
            <chart:domain table:cell-range-address="Sheet1.C1:Sheet1.C6"/>
            <chart:regression-curve chart:style-name="ch7">
              <chart:equation chart:display-equation="true" chart:display-r-square="true" svg:x="1.263cm" svg:y="1.221cm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5835">
                <text:p>0.595835</text:p>
                <draw:g>
                  <svg:desc>Sheet1.C1:Sheet1.C6</svg:desc>
                </draw:g>
              </table:table-cell>
              <table:table-cell office:value-type="float" office:value="1.07">
                <text:p>1.07</text:p>
                <draw:g>
                  <svg:desc>Sheet1.D1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4215">
                <text:p>0.16421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53654">
                <text:p>0.035365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753201">
                <text:p>0.0007532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67706">
                <text:p>0.000867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